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c7145" officeooo:paragraph-rsid="002c714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ca33" officeooo:paragraph-rsid="002dca33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cf24" officeooo:paragraph-rsid="0031cf24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f07e" officeooo:paragraph-rsid="0038f07e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b3e8d" officeooo:paragraph-rsid="003b3e8d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2f884e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17312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5483" officeooo:paragraph-rsid="00325483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342575" officeooo:paragraph-rsid="00342575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b3e8d" officeooo:paragraph-rsid="003b3e8d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9ebf" officeooo:paragraph-rsid="00389ebf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ec1eb" officeooo:paragraph-rsid="002ec1eb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3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14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2575" officeooo:paragraph-rsid="00342575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1478f" officeooo:paragraph-rsid="0041478f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2035e" officeooo:paragraph-rsid="0042035e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officeooo:rsid="003ec43b" officeooo:paragraph-rsid="0041478f" style:font-size-asian="9.60000038146973pt" style:font-style-asian="italic" style:font-weight-asian="normal" style:font-size-complex="11pt" style:font-style-complex="italic" style:font-weight-complex="normal"/>
    </style:style>
    <style:style style:name="P116" style:family="paragraph" style:parent-style-name="Standard" style:list-style-name="L18">
      <style:paragraph-properties fo:text-align="start" style:justify-single-word="false"/>
      <style:text-properties style:font-name="arial" fo:font-size="11pt" fo:font-style="italic" style:text-underline-style="none" fo:font-weight="normal" officeooo:rsid="004314a3" officeooo:paragraph-rsid="004314a3" style:font-size-asian="9.60000038146973pt" style:font-style-asian="italic" style:font-weight-asian="normal" style:font-size-complex="11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officeooo:rsid="004314a3" officeooo:paragraph-rsid="004314a3" style:font-size-asian="9.60000038146973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119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120" style:family="paragraph" style:parent-style-name="Standard" style:list-style-name="L13">
      <style:paragraph-properties fo:text-align="start" style:justify-single-word="false"/>
      <style:text-properties style:font-name="arial" fo:font-size="14pt" fo:font-style="normal" style:text-underline-style="none" fo:font-weight="bold" officeooo:rsid="0031cf24" officeooo:paragraph-rsid="0031cf24" style:font-size-asian="12.25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P122" style:family="paragraph" style:parent-style-name="Standard" style:list-style-name="L10">
      <style:paragraph-properties fo:text-align="start" style:justify-single-word="false"/>
      <style:text-properties officeooo:paragraph-rsid="00317312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30803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325483" style:font-size-asian="9.60000038146973pt" style:font-weight-asian="normal" style:font-size-complex="11pt" style:font-weight-complex="normal"/>
    </style:style>
    <style:style style:name="T8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officeooo:rsid="00389ebf" style:font-size-asian="9.60000038146973pt" style:font-weight-asian="normal" style:font-size-complex="11pt" style:font-weight-complex="normal"/>
    </style:style>
    <style:style style:name="T12" style:family="text">
      <style:text-properties officeooo:rsid="00166b39"/>
    </style:style>
    <style:style style:name="T13" style:family="text">
      <style:text-properties officeooo:rsid="001f7d77"/>
    </style:style>
    <style:style style:name="T14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16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30803d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2f884e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31731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4cc28" style:font-style-asian="normal" style:font-style-complex="normal"/>
    </style:style>
    <style:style style:name="T24" style:family="text">
      <style:text-properties fo:font-style="normal" officeooo:rsid="0045e878" style:font-style-asian="normal" style:font-style-complex="normal"/>
    </style:style>
    <style:style style:name="T25" style:family="text">
      <style:text-properties officeooo:rsid="0025bde7"/>
    </style:style>
    <style:style style:name="T26" style:family="text">
      <style:text-properties officeooo:rsid="00272a03"/>
    </style:style>
    <style:style style:name="T27" style:family="text">
      <style:text-properties officeooo:rsid="0029e2ca"/>
    </style:style>
    <style:style style:name="T28" style:family="text">
      <style:text-properties officeooo:rsid="002b40a3"/>
    </style:style>
    <style:style style:name="T29" style:family="text">
      <style:text-properties officeooo:rsid="002f884e"/>
    </style:style>
    <style:style style:name="T30" style:family="text">
      <style:text-properties officeooo:rsid="0031cf24"/>
    </style:style>
    <style:style style:name="T31" style:family="text">
      <style:text-properties officeooo:rsid="003c6bee"/>
    </style:style>
    <style:style style:name="T32" style:family="text">
      <style:text-properties officeooo:rsid="003e3ec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401a7d"/>
    </style:style>
    <style:style style:name="T35" style:family="text">
      <style:text-properties officeooo:rsid="0042035e"/>
    </style:style>
    <style:style style:name="T36" style:family="text">
      <style:text-properties officeooo:rsid="0044cc2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58"><text:span text:style-name="T1">1.- </text:span>¿Que es Linux?</text:p>
      <text:p text:style-name="P6"/>
      <text:p text:style-name="P6">Linux es un sistema operativo de gran difusión y Libre de distribución. Permite trabajar en modo monopuesto o en modo red, permitiendo al usuario iniciar sesión localmente o en forma remota.</text:p>
      <text:p text:style-name="P6">Se puede instalar en gran variedad de plataformas hardware.</text:p>
      <text:p text:style-name="P6"/>
      <text:p text:style-name="P7">Componentes principales</text:p>
      <text:list xml:id="list629336169" text:style-name="L1">
        <text:list-item>
          <text:p text:style-name="P81">Shell: Sirve para introducir ordenes, ejecutar programas…</text:p>
        </text:list-item>
        <text:list-item>
          <text:p text:style-name="P81">Nucleo: Es la parte que interactúa con el hardware.</text:p>
        </text:list-item>
      </text:list>
      <text:p text:style-name="P12"/>
      <text:p text:style-name="P12"/>
      <text:p text:style-name="P59">2.- El shell de Linux</text:p>
      <text:p text:style-name="P13"/>
      <text:p text:style-name="P14">Interactuamos con el sistema a través del Terminal, al terminal de Linux lo llamamos Shell. Hay diferentes distribuciones.</text:p>
      <text:list xml:id="list4294117716" text:style-name="L2">
        <text:list-item>
          <text:p text:style-name="P82">Shell Bourne (sh): El más utilizado.</text:p>
        </text:list-item>
        <text:list-item>
          <text:p text:style-name="P82">C-Shell (csh): Ofrece grandes características para programadores en C</text:p>
        </text:list-item>
        <text:list-item>
          <text:p text:style-name="P82">Shell Korn (KSh): Con características ampliadas de programación.</text:p>
        </text:list-item>
        <text:list-item>
          <text:p text:style-name="P82">Bourne Again Shell (Bash): Incorporado con Ubuntu, compatible con el shell sh.</text:p>
        </text:list-item>
      </text:list>
      <text:p text:style-name="P14"/>
      <text:p text:style-name="P60">3.- Ordenes básicas de Linux</text:p>
      <text:p text:style-name="P15"/>
      <text:p text:style-name="P15">Las ordenes son programas que están almacenados en el sistema de archivos. Al principio Linux usaba la ejecución de ordenes en entorno de comandos. Emplean el siguiente formato:</text:p>
      <text:list xml:id="list1944980632" text:style-name="L3">
        <text:list-item>
          <text:p text:style-name="P83">Orden: Acción a realizar</text:p>
        </text:list-item>
        <text:list-item>
          <text:p text:style-name="P83">Opciones: Se introducen seguidas del carácter - </text:p>
        </text:list-item>
        <text:list-item>
          <text:p text:style-name="P83">Argumentos: Puede ser un archivo, documento, u otra información.</text:p>
        </text:list-item>
      </text:list>
      <text:p text:style-name="P16">Primero introduciremos la orden, ………..</text:p>
      <text:p text:style-name="P16"/>
      <text:p text:style-name="P61">4.- Directorios y carpetas de Linux</text:p>
      <text:p text:style-name="P16"/>
      <text:p text:style-name="P16">Un directorio es un tipo de archivo que almacena información a cerca de los archivos y directorios que contiene. Tienen características que los clasifican y ubican en un sistema de archivos.</text:p>
      <text:p text:style-name="P16"/>
      <text:p text:style-name="P18">Pueden emplear casi cualquier carácter a excepción de la /. Difiere entre mayúsculas y minúsculas <text:span text:style-name="T12">también admite nombres largos</text:span>. </text:p>
      <text:p text:style-name="P20">Las operaciones con carpetas son las mismas que en Windows.</text:p>
      <text:p text:style-name="P17"/>
      <text:p text:style-name="P19">La estructura de directorios y archivos emplea una jerarquía en árbol. No hay límite de archivos y directorios a crear dentro de un directorio.</text:p>
      <text:p text:style-name="P17"/>
      <text:p text:style-name="P62">5.- Sistema de archivos en Linux</text:p>
      <text:p text:style-name="P19"/>
      <text:p text:style-name="P21">Es el modo en que SO organiza los archivos del dispositivo de almacenamiento. En Linux posee una estructura jerárquica en forma de árbol. El directorio principal es la raíz “ / “ y desde ella crece toda la estructura del sistema.</text:p>
      <text:p text:style-name="P21"/>
      <text:p text:style-name="P8">Características del sistema de archivos</text:p>
      <text:p text:style-name="P22"/>
      <text:p text:style-name="P22">E<text:span text:style-name="T13">l</text:span> sistema de archivos permite al usuario crear, borrar y acceder a los archivos sin necesidad de saber el lugar exacto en el que se encuentran.</text:p>
      <text:p text:style-name="P22">No tiene unidades físicas, sino ficheros que hacen referencias a ellas.</text:p>
      <text:p text:style-name="P22">El sistema de archivos consta de varias partes importantes:</text:p>
      <text:list xml:id="list3035962250" text:style-name="L4">
        <text:list-item>
          <text:p text:style-name="P84">Bloque de carga: Está reservado para almacenar un programa que utiliza el sistema para gestionar el resto de las partes del SO</text:p>
        </text:list-item>
        <text:list-item>
          <text:p text:style-name="P84">Superbloque: Contiene información sobre el sistema de archivos.</text:p>
        </text:list-item>
        <text:list-item>
          <text:p text:style-name="P118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85">Área de datos: Ocupa el resto del disco y es donde se almacenan ficheros y directorios.</text:p>
        </text:list-item>
      </text:list>
      <text:p text:style-name="P63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3"/>
      <text:p text:style-name="P9">Tipos de sistemas de archivos en Linux</text:p>
      <text:p text:style-name="P24"/>
      <text:p text:style-name="P24">Linux soporta una gran variedad de sistema de ficheros:</text:p>
      <text:list xml:id="list3299865023" text:style-name="L5">
        <text:list-item>
          <text:p text:style-name="P86">FAT32: Sistema tradicional de MS-DOS</text:p>
        </text:list-item>
        <text:list-item>
          <text:p text:style-name="P86">NTFS: Usado por Windows, Linux solo lo recomienda para lectura por ser privativo.</text:p>
        </text:list-item>
        <text:list-item>
          <text:p text:style-name="P86">ext3: Versión mejorada de ext2 con previsión de perdida de datos por fallo del disco por apagones. Imposible recuperar datos borrados.</text:p>
        </text:list-item>
        <text:list-item>
          <text:p text:style-name="P86">ext4: Implementa mejoras respecto a ext3:</text:p>
          <text:list>
            <text:list-item>
              <text:p text:style-name="P86">Mayor tasa de transferencia y mejor rendimiento</text:p>
            </text:list-item>
            <text:list-item>
              <text:p text:style-name="P86">Sistema de ficheros de mayor tamaño.</text:p>
            </text:list-item>
            <text:list-item>
              <text:p text:style-name="P86">Más de 32k de subdirectorios.</text:p>
            </text:list-item>
            <text:list-item>
              <text:p text:style-name="P86">Apenas se fragmenta, pero añade soporte para fragmentación.</text:p>
            </text:list-item>
            <text:list-item>
              <text:p text:style-name="P119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87">ReiserFS: Gestiona archivos pequeños eficientemente y permite journaling.</text:p>
        </text:list-item>
        <text:list-item>
          <text:p text:style-name="P87">swap: Sistema de archivos para la zona de intercambio. Partición empleada para cargar programas y no saturar la memoria ram.</text:p>
        </text:list-item>
      </text:list>
      <text:p text:style-name="P25"/>
      <text:p text:style-name="P10">Directorios más importantes de Linux</text:p>
      <text:p text:style-name="P26"/>
      <text:p text:style-name="P26">Directorio raíz ( / ): De le parten todos los directorios del sistema. Los más importantes son:</text:p>
      <text:list xml:id="list555385302" text:style-name="L6">
        <text:list-item>
          <text:p text:style-name="P88">/bin: Contiene comandos y ficheros lanzables por los usuarios.</text:p>
        </text:list-item>
        <text:list-item>
          <text:p text:style-name="P88">/sbin: Con archivos de configuración del sistema.</text:p>
        </text:list-item>
        <text:list-item>
          <text:p text:style-name="P88">/home: Contiene todos los directorios personales de los miembros del sistema.</text:p>
        </text:list-item>
        <text:list-item>
          <text:p text:style-name="P88">/usr: Contiene utilidades y programas de uso general para los usuarios.</text:p>
        </text:list-item>
        <text:list-item>
          <text:p text:style-name="P88">/dev: Contiene archivos de bloques y caracteres asociados a dispositivos de hardware</text:p>
        </text:list-item>
        <text:list-item>
          <text:p text:style-name="P121"><text:span text:style-name="T14">/</text:span><text:span text:style-name="T15">lib: Contiene librerías y compiladores del sistema.</text:span></text:p>
        </text:list-item>
        <text:list-item>
          <text:p text:style-name="P89">/etc: Directorio con ficheros de configuración y utilidades del sistema.</text:p>
        </text:list-item>
        <text:list-item>
          <text:p text:style-name="P89">/media: Contiene todas las unidades físicas que tenemos montadas en el sistema.</text:p>
        </text:list-item>
      </text:list>
      <text:p text:style-name="P28"/>
      <text:p text:style-name="P80"><text:span text:style-name="T17">Trayectorias</text:span><text:span text:style-name="T16"> en Linux</text:span></text:p>
      <text:p text:style-name="P29">Los caminos, rutas o trayectorias se dividen en absolutas y relativas. No existe la referencia a ninguna unidad lógica. Las rutas absolutas van desde al raíz asta el propio archivo o directorio.</text:p>
      <text:p text:style-name="P29"/>
      <text:p text:style-name="P11">Metacaracteres en Linux</text:p>
      <text:p text:style-name="P27">Conjunto de caracteres con significado especial para búsqueda o operaciones con archivos.</text:p>
      <text:p text:style-name="P27"/>
      <text:p text:style-name="P64">6.- Ayuda en Linux</text:p>
      <text:p text:style-name="P27"/>
      <text:p text:style-name="P27">Usado en entorno de comandos <text:s/>para obtener ayuda sobre los comandos. Dos formas…</text:p>
      <text:list xml:id="list2709124217" text:style-name="L7">
        <text:list-item>
          <text:p text:style-name="P90">Teclear el comando <text:span text:style-name="T21">man</text:span><text:span text:style-name="T22"> seguido de un espacio y el comando a consultar</text:span></text:p>
        </text:list-item>
        <text:list-item>
          <text:p text:style-name="P91">Teclear el comando seguido de un espacio y el comando del que queremos ayuda.</text:p>
        </text:list-item>
      </text:list>
      <text:p text:style-name="P30"/>
      <text:p text:style-name="P65">7.- Operaciones sobre directorios, carpetas y permisos</text:p>
      <text:p text:style-name="P31"/>
      <text:p text:style-name="P31">Estas operaciones tienen son muy similares a las de Windows en entorno gráfico. En entorno de comando pueden variar en cuanto a las ordenes, pero siguen siendo muy parecidas.</text:p>
      <text:p text:style-name="P31"/>
      <text:p text:style-name="P66">8.- Atributos de los directorios o carpetas</text:p>
      <text:p text:style-name="P31"/>
      <text:p text:style-name="P35">En Linux Cada archivo queda identificado por 10 caracteres</text:p>
      <text:p text:style-name="P32">A los 10 caracteres que acompañan a cada archivo y directorio de Linux se le denomina Máscara.</text:p>
      <text:p text:style-name="P33">Esta <text:span text:style-name="T21">Máscara </text:span>representa los permisos que tiene<text:span text:style-name="T25">n</text:span> los usuarios del sistema.</text:p>
      <text:list xml:id="list4267080538" text:style-name="L8">
        <text:list-item>
          <text:p text:style-name="P92">- : <text:span text:style-name="T28">Representa el tipo de archivo</text:span></text:p>
        </text:list-item>
        <text:list-item>
          <text:p text:style-name="P93">r : Permiso de lectura, <text:span text:style-name="T28">permite saber que contiene.</text:span></text:p>
        </text:list-item>
        <text:list-item>
          <text:p text:style-name="P93">w: Permiso de escritura, <text:span text:style-name="T28">permite crear archivos en el directorio</text:span></text:p>
        </text:list-item>
        <text:list-item>
          <text:p text:style-name="P93">x :Permiso de ejecución, <text:span text:style-name="T28">permite ejecutar el directorio y copiar archivos de el</text:span></text:p>
        </text:list-item>
      </text:list>
      <text:p text:style-name="P33"/>
      <text:p text:style-name="P33">Exceptuando el primer carácter, cada grupo de tres caracteres hacen referencia al tipo de operaciones que se pueden realizar por cada tipo de usuario.</text:p>
      <text:list xml:id="list195351284" text:style-name="L9">
        <text:list-item>
          <text:p text:style-name="P94">Primer carácter: (-) Archivo normal, (d) directorio, (l) Archivo de vinculo</text:p>
        </text:list-item>
        <text:list-item>
          <text:p text:style-name="P94">Primer grupo de 3 caracteres: (u) Propietario</text:p>
        </text:list-item>
        <text:list-item>
          <text:p text:style-name="P94">Segundo grupo de 3 caracteres: (g) Grupo al que pertenece el usuario.</text:p>
        </text:list-item>
        <text:list-item>
          <text:p text:style-name="P94">Tercer grupo de 3 caracteres: (o) Otros usuarios</text:p>
        </text:list-item>
      </text:list>
      <text:p text:style-name="P53"/>
      <text:p text:style-name="P53">Premisos de directorios, la máscara</text:p>
      <text:p text:style-name="P32"/>
      <text:p text:style-name="P32">Un archivo <text:span text:style-name="T26">o directorio </text:span>de Linux es del usuario que lo creó, <text:span text:style-name="T25">el usuario</text:span> pertenece a un grupo de usuarios <text:span text:style-name="T25">que pueden usar el archivo </text:span><text:span text:style-name="T26">o directorio</text:span> y el archivo o directorio puede ser usado por otros usuarios <text:span text:style-name="T25">que no pertenecen al grupo de usuarios ni son el usuario.</text:span></text:p>
      <text:p text:style-name="P32"/>
      <text:p text:style-name="P70"><text:span text:style-name="T6">E</text:span><text:span text:style-name="T2">n la creación de directorios </text:span><text:span text:style-name="T6">empleamos una máscara octal que es:</text:span></text:p>
      <text:list xml:id="list2979128140" text:style-name="L10">
        <text:list-item>
          <text:p text:style-name="P122"><text:span text:style-name="T18">777 –</text:span><text:span text:style-name="T19"> 022 = </text:span><text:span text:style-name="T18">755</text:span><text:span text:style-name="T19"> </text:span></text:p>
        </text:list-item>
        <text:list-item>
          <text:p text:style-name="P95">Pasado a binario: 111 101 101</text:p>
        </text:list-item>
        <text:list-item>
          <text:p text:style-name="P122"><text:span text:style-name="T20">Que equivale a los permisos:</text:span><text:span text:style-name="T19"> rw</text:span><text:span text:style-name="T18">x</text:span><text:span text:style-name="T19"> r-</text:span><text:span text:style-name="T18">x</text:span><text:span text:style-name="T19"> r-</text:span><text:span text:style-name="T18">x</text:span><text:span text:style-name="T19">.</text:span></text:p>
        </text:list-item>
      </text:list>
      <text:p text:style-name="P32"/>
      <text:p text:style-name="P34">El administrador del sistema tiene todos los privilegios. El resto de usuarios puede hacer lo que quiera con sus archivos o carpetas, con el resto que no le pertenezcan solo podrá hacer lo que el administrador le tenga asignado.</text:p>
      <text:p text:style-name="P34"/>
      <text:p text:style-name="P34">Con el comando <text:span text:style-name="T21">chmod</text:span> podemos quitar derechos a cada tipo de usuario. <text:span text:style-name="T27">Si no especificamos al usuario se añaden o quitan permisos a todos los usuarios.</text:span></text:p>
      <text:p text:style-name="P34"/>
      <text:p text:style-name="P2">Introducción al sistema operativo</text:p>
      <text:p text:style-name="P3">GNU/Linux – Parte II</text:p>
      <text:p text:style-name="P3"/>
      <text:p text:style-name="P67">1.- Introducción a los archivos</text:p>
      <text:p text:style-name="P36"/>
      <text:p text:style-name="P36">El manejo de los archivos en entorno gráfico es similar a otros sistemas operativos y se pueden realizar prácticamente las mismas operaciones con las carpetas y directorios..</text:p>
      <text:p text:style-name="P67"><text:span text:style-name="T2">Linux es “</text:span><text:span text:style-name="T8">case sensitive</text:span><text:span text:style-name="T2">” (diferencia mayúsculas y minúsculas) con el nombre de los archivos.</text:span></text:p>
      <text:p text:style-name="P36">La extensión no es obligatoria.</text:p>
      <text:p text:style-name="P36"/>
      <text:p text:style-name="P68">2.- Tipos de archivos en Linux</text:p>
      <text:p text:style-name="P37"/>
      <text:p text:style-name="P37">Existen 5 tipos de archivos:</text:p>
      <text:list xml:id="list2878354384" text:style-name="L11">
        <text:list-item>
          <text:p text:style-name="P96">Ordinarios: Contienen información con la que trabaja el usuario.</text:p>
        </text:list-item>
        <text:list-item>
          <text:p text:style-name="P96">Enlaces físicos: Dan acceso al archivo original, permiten modificarlo y trabajar con el.</text:p>
        </text:list-item>
        <text:list-item>
          <text:p text:style-name="P96">Enlaces simbólicos: Accesos directos a un archivo.</text:p>
        </text:list-item>
        <text:list-item>
          <text:p text:style-name="P96">Directorios: Archivos especiales que contienen otros archivos.</text:p>
        </text:list-item>
        <text:list-item>
          <text:p text:style-name="P96">Archivos especiales: Representan dispositivos físicos, se tratan con archivos ordinarios.</text:p>
        </text:list-item>
      </text:list>
      <text:p text:style-name="P37"/>
      <text:p text:style-name="P68">3.- Operaciones con archivos</text:p>
      <text:p text:style-name="P37"/>
      <text:p text:style-name="P38">En entorno gráfico es similar a otros sistemas operativos.</text:p>
      <text:p text:style-name="P38">En entorno de comandos tenemos determinadas ordenes:</text:p>
      <text:list xml:id="list149121196" text:style-name="L12">
        <text:list-item>
          <text:p text:style-name="P97">cat: <text:span text:style-name="T29">P</text:span>ermite ver los archivos</text:p>
        </text:list-item>
        <text:list-item>
          <text:p text:style-name="P98">mv: Mueve archivos, puede renombrarlos</text:p>
        </text:list-item>
        <text:list-item>
          <text:p text:style-name="P98">cp: Copia archivos.</text:p>
        </text:list-item>
        <text:list-item>
          <text:p text:style-name="P98"><text:span text:style-name="T30">r</text:span>m: Elimina archivos.</text:p>
        </text:list-item>
      </text:list>
      <text:p text:style-name="P39"/>
      <text:p text:style-name="P69">4.- Permisos y atributos en los archivos</text:p>
      <text:p text:style-name="P39"/>
      <text:p text:style-name="P40">Funcionan igual que en los directorios, salvo que por defecto los permisos efectivos en la creación de directorios son:</text:p>
      <text:list xml:id="list194754941964482" text:continue-list="list2979128140" text:style-name="L10">
        <text:list-item>
          <text:p text:style-name="P122"><text:span text:style-name="T20">666</text:span><text:span text:style-name="T18"> –</text:span><text:span text:style-name="T19"> 022 = </text:span><text:span text:style-name="T20">644</text:span><text:span text:style-name="T19"> </text:span></text:p>
        </text:list-item>
        <text:list-item>
          <text:p text:style-name="P95">Pasado a binario: 110 100 100</text:p>
        </text:list-item>
        <text:list-item>
          <text:p text:style-name="P122"><text:span text:style-name="T20">Que equivale a los permisos:</text:span><text:span text:style-name="T19"> rw- r-- r--.</text:span></text:p>
        </text:list-item>
      </text:list>
      <text:p text:style-name="P39"/>
      <text:p text:style-name="P71">5.- Compresión de archivos</text:p>
      <text:p text:style-name="P41"/>
      <text:p text:style-name="P42">En Linux se puede comprimir archivos o carpetas con los siguientes formatos: </text:p>
      <text:list xml:id="list3729048015" text:style-name="L13">
        <text:list-item>
          <text:p text:style-name="P120"><text:span text:style-name="T2">tar: </text:span><text:span text:style-name="T7">S</text:span><text:span text:style-name="T2">olo para </text:span><text:span text:style-name="T7">directorios</text:span></text:p>
        </text:list-item>
        <text:list-item>
          <text:p text:style-name="P99">zip, rar, gz, bz2: Para archivos o directorios</text:p>
        </text:list-item>
      </text:list>
      <text:p text:style-name="P43"/>
      <text:p text:style-name="P72">6.- Edición de textos en Linux</text:p>
      <text:p text:style-name="P43"/>
      <text:p text:style-name="P43">Para trabajar con archivos de texto plano podemos emplear los siguientes editores de texto.</text:p>
      <text:list xml:id="list216574717" text:style-name="L14">
        <text:list-item>
          <text:p text:style-name="P100">vi: Antiguo y complicado de usar, solo con teclado y si teclas de edición</text:p>
        </text:list-item>
        <text:list-item>
          <text:p text:style-name="P100">nano: Similar a vi, menos complicado.</text:p>
        </text:list-item>
        <text:list-item>
          <text:p text:style-name="P100">Gedit: Ejecutable desde linea de comandos y terminal</text:p>
        </text:list-item>
      </text:list>
      <text:p text:style-name="P43"/>
      <text:p text:style-name="P73">7.- Órdenes básicas</text:p>
      <text:list xml:id="list161951908" text:style-name="L15">
        <text:list-item>
          <text:p text:style-name="P101">clear: Limpia la pantalla del terminal</text:p>
        </text:list-item>
        <text:list-item>
          <text:p text:style-name="P101">date: Nos muestra la fecha y la hora</text:p>
        </text:list-item>
        <text:list-item>
          <text:p text:style-name="P101">cal: Enseña un calendario</text:p>
        </text:list-item>
        <text:list-item>
          <text:p text:style-name="P101">who: Muestra los usuarios conectados y algunas datos adicionales</text:p>
        </text:list-item>
        <text:list-item>
          <text:p text:style-name="P101">logname: Muestra el contenido de esta variable</text:p>
        </text:list-item>
        <text:list-item>
          <text:p text:style-name="P101">uname: Muestra información del tipo de sistema</text:p>
        </text:list-item>
        <text:list-item>
          <text:p text:style-name="P101">id: Muestra numero de identificación y el grupo del usuario</text:p>
        </text:list-item>
        <text:list-item>
          <text:p text:style-name="P102">passwd: Permite cambiar o asignar una contraseña.</text:p>
        </text:list-item>
      </text:list>
      <text:p text:style-name="P44"/>
      <text:p text:style-name="P74">8.- Comprobación de dispositivos de almacenamiento</text:p>
      <text:p text:style-name="P45"/>
      <text:p text:style-name="P45">En Linux la comunicación entre el sistema y los dispositivos físicos de almacenamiento de datos se realiza mediante archivos. Estos son similares a otros archivos del sistema.</text:p>
      <text:p text:style-name="P45"/>
      <text:p text:style-name="P74"><text:span text:style-name="T2">Estos archivos de dispositivos se encuentran en la carpeta </text:span><text:span text:style-name="T8">/dev</text:span><text:span text:style-name="T2"> por ejemplo:</text:span></text:p>
      <text:list xml:id="list4019793234" text:style-name="L16">
        <text:list-item>
          <text:p text:style-name="P103">sda: pertenece al disco duro principal</text:p>
          <text:list>
            <text:list-item>
              <text:p text:style-name="P103">sdb, sdc… : Pertenecen al resto de discos duros o unidades usb externas.</text:p>
              <text:list>
                <text:list-item>
                  <text:p text:style-name="P104">EN las particiones de cada unidad añadimos un número: sdb0, sdb1...</text:p>
                </text:list-item>
              </text:list>
            </text:list-item>
          </text:list>
        </text:list-item>
        <text:list-item>
          <text:p text:style-name="P104">scd0, sdc1… : Para unidades de dvd / cd-rom</text:p>
        </text:list-item>
        <text:list-item>
          <text:p text:style-name="P104">fd0, fd1… : Para unidades de disquetes</text:p>
        </text:list-item>
      </text:list>
      <text:p text:style-name="P46"/>
      <text:p text:style-name="P54">Montaje y desmontaje de dispositivos</text:p>
      <text:p text:style-name="P46"/>
      <text:p text:style-name="P46">Para poder trabajar con dispositivos de almacenamiento primero tenemos que montarlos en el sistema. Esto consiste en añadirlo a la estructura de archivos del sistema.</text:p>
      <text:p text:style-name="P77"><text:span text:style-name="T10">El </text:span><text:span text:style-name="T9">enlace</text:span><text:span text:style-name="T10"> consiste en indicar en que punto del sistema de archivos colocamos la raíz del sistema de archivos del dispositivo montado.</text:span></text:p>
      <text:p text:style-name="P77"><text:span text:style-name="T10">Con las ordenes </text:span><text:span text:style-name="T9">mount</text:span><text:span text:style-name="T10"> y </text:span><text:span text:style-name="T9">unmount</text:span><text:span text:style-name="T10"> montamos </text:span><text:span text:style-name="T11">y desmontamos </text:span><text:span text:style-name="T10">dispositivos de almacenamiento </text:span><text:span text:style-name="T11">al sistema principal de archivos.</text:span></text:p>
      <text:p text:style-name="P47">Un dispositivo no debe de estar montado en más de un sitio a la vez.</text:p>
      <text:p text:style-name="P47"/>
      <text:p text:style-name="P55">Dar formato a dispositivos de almacenamiento</text:p>
      <text:p text:style-name="P47"/>
      <text:p text:style-name="P78"><text:span text:style-name="T10">Empleamos el comando </text:span><text:span text:style-name="T9">mkfs</text:span><text:span text:style-name="T10"> y el dispositivo debe de estar desmontado</text:span></text:p>
      <text:p text:style-name="P47"/>
      <text:p text:style-name="P55">Manejo de discos en Linux</text:p>
      <text:p text:style-name="P47"/>
      <text:p text:style-name="P79"><text:span text:style-name="T10">El comando </text:span><text:span text:style-name="T9">fsck</text:span><text:span text:style-name="T10"> sirve para recuperar archivos mal referenciados por la tabla de i-nodos.</text:span></text:p>
      <text:p text:style-name="P48"/>
      <text:p text:style-name="P75">9.- Gestionar el hardware del equipo</text:p>
      <text:p text:style-name="P48"/>
      <text:p text:style-name="P48">La mayoría del hardware del mercado es detectado en instalado automáticamente.</text:p>
      <text:p text:style-name="P48">Los controladores suministrados por los fabricantes de hardware se llaman controladores privativos, el resto de controladores son genéricos y están suministrados por el SO.</text:p>
      <text:p text:style-name="P4">Gestión de usuarios y grupos en</text:p>
      <text:p text:style-name="P5">GNU/Linux</text:p>
      <text:p text:style-name="P5"/>
      <text:p text:style-name="P76">1 .- Introducción</text:p>
      <text:p text:style-name="P49"/>
      <text:p text:style-name="P49">Lunux es un SO multiusuario por lo que puede tener a varios usuarios trabajando en el sistema de forma simultánea. Deben pertenecer a uno o varios grupos.</text:p>
      <text:p text:style-name="P49"/>
      <text:p text:style-name="P76">2.- Usuarios y grupos</text:p>
      <text:p text:style-name="P49"/>
      <text:p text:style-name="P49">Para entrr en Linux debemos identificarnos como ususario. Estos se identifican con un número de usuaio llamado UID (user ID).</text:p>
      <text:p text:style-name="P49">Cada usuario debe pertenecer a un grupo llamado grupo principal, además puede pertenecer a otros grupos llamados secundarios.</text:p>
      <text:p text:style-name="P49">Un grupo es un conjunto de usuarios con su <text:span text:style-name="T31">identificador de grupo GID</text:span> (group ID)</text:p>
      <text:p text:style-name="P49"/>
      <text:p text:style-name="P56">Tipos de usuarios</text:p>
      <text:list xml:id="list2991760493" text:style-name="L17">
        <text:list-item>
          <text:p text:style-name="P105">Usuario root: Superusuario o administrador</text:p>
          <text:list>
            <text:list-item>
              <text:p text:style-name="P105">Cuenta con todos los privilegios.</text:p>
            </text:list-item>
            <text:list-item>
              <text:p text:style-name="P105">Tiene acceso total.</text:p>
            </text:list-item>
            <text:list-item>
              <text:p text:style-name="P105">Su UID es 0</text:p>
            </text:list-item>
          </text:list>
        </text:list-item>
        <text:list-item>
          <text:p text:style-name="P105">Usuario del sistema:</text:p>
          <text:list>
            <text:list-item>
              <text:p text:style-name="P105">Se generan al instalar el sistema o cualquier servicio.</text:p>
            </text:list-item>
            <text:list-item>
              <text:p text:style-name="P105">Dependiendo del usuario tiene unos u otros privilegios.</text:p>
            </text:list-item>
            <text:list-item>
              <text:p text:style-name="P105">Su UID es mayor de 1 y menor de 1000</text:p>
            </text:list-item>
            <text:list-item>
              <text:p text:style-name="P105">E<text:span text:style-name="T32">l</text:span> usuario especial <text:span text:style-name="T21">nobody</text:span> tiene el uĺtimo UID posible 65534</text:p>
            </text:list-item>
          </text:list>
        </text:list-item>
        <text:list-item>
          <text:p text:style-name="P106">Usuarios normales:</text:p>
          <text:list>
            <text:list-item>
              <text:p text:style-name="P106">Se conectan al sistema introduciendo su clave y su contraseña</text:p>
            </text:list-item>
            <text:list-item>
              <text:p text:style-name="P106">Tienen un directorio de trabajo dentro de /home</text:p>
            </text:list-item>
            <text:list-item>
              <text:p text:style-name="P106">El UID se genera a partir del 1000</text:p>
            </text:list-item>
          </text:list>
        </text:list-item>
      </text:list>
      <text:p text:style-name="P50"/>
      <text:p text:style-name="P57">Ficheros de configuración</text:p>
      <text:p text:style-name="P50"/>
      <text:p text:style-name="P51">Son los ficheros que el sistema lee o modifica cuando gestiona los usuarios y los grupos.</text:p>
      <text:p text:style-name="P51">La información está separada por el carácter “ <text:span text:style-name="T33">:</text:span> ”</text:p>
      <text:p text:style-name="P51"/>
      <text:list xml:id="list3872609952" text:style-name="L18">
        <text:list-item>
          <text:p text:style-name="P107">/etc/passwd: Contiene líneas información sobre cada usuario. Tiene la estructura…</text:p>
        </text:list-item>
      </text:list>
      <text:p text:style-name="P115"/>
      <text:p text:style-name="P115"><text:tab/><text:tab/>login:×:UID:GID:información:directorio_personal:shell_de_inicio</text:p>
      <text:p text:style-name="P115"/>
      <text:list xml:id="list194755233277501" text:continue-numbering="true" text:style-name="L18">
        <text:list-item>
          <text:list>
            <text:list-item>
              <text:p text:style-name="P107">login: Nombre del usuario con el que se identifica al entrar al sistema.</text:p>
            </text:list-item>
            <text:list-item>
              <text:p text:style-name="P107">x: posee una contraseña almacenada y encriptada en el fichero /<text:span text:style-name="T21">etc/</text:span>shadow</text:p>
            </text:list-item>
            <text:list-item>
              <text:p text:style-name="P107">UID: <text:span text:style-name="T34">Entero ygual o superior a 0</text:span></text:p>
            </text:list-item>
            <text:list-item>
              <text:p text:style-name="P108">GID: Entero igual o superior a 0</text:p>
            </text:list-item>
            <text:list-item>
              <text:p text:style-name="P108">Información: <text:span text:style-name="T35">Información sobre el usuario.</text:span></text:p>
              <text:list>
                <text:list-item>
                  <text:p text:style-name="P109">Conocido como GECOS</text:p>
                </text:list-item>
                <text:list-item>
                  <text:p text:style-name="P109">Separada por comas</text:p>
                </text:list-item>
                <text:list-item>
                  <text:p text:style-name="P109">Visualizable con el comando <text:span text:style-name="T21">finger</text:span></text:p>
                </text:list-item>
              </text:list>
            </text:list-item>
            <text:list-item>
              <text:p text:style-name="P110">Directorio_personal: Ruta absoluta del directorio personal del usuario</text:p>
            </text:list-item>
            <text:list-item>
              <text:p text:style-name="P110">shell_de_inicio: Shell de entrada por defecto del usuario</text:p>
            </text:list-item>
          </text:list>
        </text:list-item>
      </text:list>
      <text:p text:style-name="P52"/>
      <text:p text:style-name="P52"/>
      <text:list xml:id="list194755934967141" text:continue-numbering="true" text:style-name="L18">
        <text:list-item>
          <text:p text:style-name="P116"><text:soft-page-break/><text:span text:style-name="T36">/etc/</text:span><text:span text:style-name="T23">shadow: </text:span><text:span text:style-name="T24">Almacena las contraseñas de los grupos del sistema. Solo root puede leerlo</text:span></text:p>
        </text:list-item>
      </text:list>
      <text:p text:style-name="P117"><text:span text:style-name="T24"/></text:p>
      <text:p text:style-name="P117"><text:span text:style-name="T24"><text:tab/><text:tab/>nombre:contraseña:administradores:miembros</text:span></text:p>
      <text:p text:style-name="P117"><text:span text:style-name="T24"/></text:p>
      <text:list xml:id="list194755979581110" text:continue-numbering="true" text:style-name="L18">
        <text:list-item>
          <text:list>
            <text:list-item>
              <text:p text:style-name="P111">nombre: Nmbre del grupo</text:p>
            </text:list-item>
            <text:list-item>
              <text:p text:style-name="P111">contraseña: Puede ser una contraseña encriptada o los caracteres * ó !</text:p>
            </text:list-item>
          </text:list>
        </text:list-item>
      </text:list>
      <text:p text:style-name="P112"/>
      <text:p text:style-name="P114">Otros ficheros de configuración</text:p>
      <text:p text:style-name="P112"/>
      <text:list xml:id="list1102083038" text:style-name="L19">
        <text:list-item>
          <text:p text:style-name="P113">/etc/default/useradd: Contiene valores por defecto al añadir usuarios con useradd</text:p>
        </text:list-item>
        <text:list-item>
          <text:p text:style-name="P113">/etc/adduser.conf: Contiene valores por defecto al añadir usuarios con adduser</text:p>
        </text:list-item>
        <text:list-item>
          <text:p text:style-name="P113">/etc/deluser.conf: Contiene valores por defecto al eliminar usuarios con deluser</text:p>
        </text:list-item>
        <text:list-item>
          <text:p text:style-name="P1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5-02T19:47:54.413352469</dc:date>
    <meta:editing-duration>PT2H43M34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7" meta:paragraph-count="199" meta:word-count="2159" meta:character-count="13029" meta:non-whitespace-character-count="11162"/>
  </office:meta>
</office:document-meta>
</file>